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" fo:font-size="11pt" officeooo:rsid="0017cc56" officeooo:paragraph-rsid="0017cc56" style:font-size-asian="9.60000038146973pt" style:font-size-complex="11pt"/>
    </style:style>
    <style:style style:name="P2" style:family="paragraph" style:parent-style-name="Standard">
      <style:text-properties style:font-name="Arial" fo:font-size="11pt" officeooo:rsid="00196058" officeooo:paragraph-rsid="00196058" style:font-size-asian="9.60000038146973pt" style:font-size-complex="11pt"/>
    </style:style>
    <style:style style:name="P3" style:family="paragraph" style:parent-style-name="Standard">
      <style:paragraph-properties fo:break-before="page"/>
      <style:text-properties style:font-name="Arial" fo:font-size="11pt" officeooo:rsid="00196058" officeooo:paragraph-rsid="00196058" style:font-size-asian="9.60000038146973pt" style:font-size-complex="11pt"/>
    </style:style>
    <style:style style:name="P4" style:family="paragraph" style:parent-style-name="Standard">
      <style:text-properties style:font-name="Arial" fo:font-size="11pt" officeooo:rsid="0019e118" officeooo:paragraph-rsid="0019e118" style:font-size-asian="9.60000038146973pt" style:font-size-complex="11pt"/>
    </style:style>
    <style:style style:name="P5" style:family="paragraph" style:parent-style-name="Standard">
      <style:text-properties style:font-name="Arial" fo:font-size="11pt" officeooo:rsid="001a2ac8" officeooo:paragraph-rsid="001a2ac8" style:font-size-asian="9.60000038146973pt" style:font-size-complex="11pt"/>
    </style:style>
    <style:style style:name="P6" style:family="paragraph" style:parent-style-name="Standard">
      <style:text-properties style:font-name="Arial" fo:font-size="11pt" officeooo:rsid="001c023e" officeooo:paragraph-rsid="001c023e" style:font-size-asian="9.60000038146973pt" style:font-size-complex="11pt"/>
    </style:style>
    <style:style style:name="P7" style:family="paragraph" style:parent-style-name="Standard">
      <style:text-properties style:font-name="Arial" fo:font-size="11pt" officeooo:rsid="001a2ac8" officeooo:paragraph-rsid="001a2ac8" style:font-size-asian="9.60000038146973pt" style:font-size-complex="11pt"/>
    </style:style>
    <style:style style:name="P8" style:family="paragraph" style:parent-style-name="Standard">
      <style:text-properties style:font-name="Arial" fo:font-size="11pt" officeooo:rsid="001ebbdb" officeooo:paragraph-rsid="001a2ac8" style:font-size-asian="9.60000038146973pt" style:font-size-complex="11pt"/>
    </style:style>
    <style:style style:name="P9" style:family="paragraph" style:parent-style-name="Standard">
      <style:text-properties style:font-name="Arial" fo:font-size="11pt" officeooo:rsid="001ebbdb" officeooo:paragraph-rsid="001ebbdb" style:font-size-asian="9.60000038146973pt" style:font-size-complex="11pt"/>
    </style:style>
    <style:style style:name="P10" style:family="paragraph" style:parent-style-name="Standard" style:list-style-name="L3">
      <style:text-properties style:font-name="Arial" officeooo:rsid="000ba788" officeooo:paragraph-rsid="001ebbdb"/>
    </style:style>
    <style:style style:name="P11" style:family="paragraph" style:parent-style-name="Standard" style:list-style-name="L2">
      <style:text-properties style:font-name="Arial" officeooo:rsid="000ba331" officeooo:paragraph-rsid="001ebbdb"/>
    </style:style>
    <style:style style:name="P12" style:family="paragraph" style:parent-style-name="Standard" style:list-style-name="L3">
      <style:text-properties style:font-name="Arial" officeooo:rsid="001ebbdb" officeooo:paragraph-rsid="001ebbdb"/>
    </style:style>
    <style:style style:name="T1" style:family="text">
      <style:text-properties officeooo:rsid="001a2ac8"/>
    </style:style>
    <style:style style:name="T2" style:family="text">
      <style:text-properties officeooo:rsid="000ba788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o Armada Montero</text:p>
      <text:p text:style-name="P1">2º DAW</text:p>
      <text:p text:style-name="P1">Anineo</text:p>
      <text:p text:style-name="P1">07/04/2024</text:p>
      <text:p text:style-name="P1"/>
      <text:p text:style-name="P2">Logotipo y estilo de la portada por hacer, aun no se ha decidido la paleta de colores del Front</text:p>
      <text:p text:style-name="P3">1.1.- Introducción</text:p>
      <text:p text:style-name="P2"/>
      <text:p text:style-name="P2">Anineo es una herramienta Web que permite ver los Animes existentes, <text:tab/>datos de ellos , y comentar por parte del usuario su opinión del anime.</text:p>
      <text:p text:style-name="P2"/>
      <text:p text:style-name="P2">1.1.1.-Objeto del proyecto</text:p>
      <text:p text:style-name="P2"/>
      <text:p text:style-name="P4">1.1.2.-Lenguajes empleados</text:p>
      <text:p text:style-name="P4"/>
      <text:p text:style-name="P4">TypeScript</text:p>
      <text:p text:style-name="P4">Consultas SQL</text:p>
      <text:p text:style-name="P4"/>
      <text:p text:style-name="P4">1.1.3.-Distribución</text:p>
      <text:p text:style-name="P4"/>
      <text:p text:style-name="P4">Un ordenador con 16GB de <text:span text:style-name="T1">r</text:span>am mínimo, con NodeJS y Docker.</text:p>
      <text:p text:style-name="P4"/>
      <text:p text:style-name="P4">1.1.4.-Requisitos de los clientes</text:p>
      <text:p text:style-name="P4"/>
      <text:p text:style-name="P4">Un dispositivo con conexión a internet que por lo menos encienda, y con un navegador web.</text:p>
      <text:p text:style-name="P4"/>
      <text:p text:style-name="P5">1.1.5.-Licenciamiento</text:p>
      <text:p text:style-name="P5"><text:tab/></text:p>
      <text:p text:style-name="P5">Licencia MIT</text:p>
      <text:p text:style-name="P5"/>
      <text:p text:style-name="P5">1.2.-Recursos</text:p>
      <text:p text:style-name="P5"/>
      <text:p text:style-name="P5">1.2.1.-Hardware: Para su desarrollo, implementación y distribución</text:p>
      <text:p text:style-name="P5"/>
      <text:p text:style-name="P6">Servidor con 16GB de ram</text:p>
      <text:p text:style-name="P6"/>
      <text:p text:style-name="P6">1.2.2.- Software: Para su desarrollo, implementación y distribución.</text:p>
      <text:p text:style-name="P6"/>
      <text:p text:style-name="P6">SO compatible con NodeJs y Docker.</text:p>
      <text:p text:style-name="P5"/>
      <text:p text:style-name="P5">1.2.3.- Humanos: Horas necesarias para cada fase.</text:p>
      <text:p text:style-name="P5"/>
      <text:p text:style-name="P5"/>
      <text:p text:style-name="P5"/>
      <text:p text:style-name="P5">1.2.4.- Previsión económica del coste del proyecto.</text:p>
      <text:p text:style-name="P5"/>
      <text:p text:style-name="P6">Ninguno, creado en tiempo libre.</text:p>
      <text:p text:style-name="P6"/>
      <text:p text:style-name="P5">1.3.- Descripción de la aplicación.</text:p>
      <text:p text:style-name="P5"/>
      <text:p text:style-name="P6">Aplicación que muestra un listado de animes, que permite buscar por nombre, filtrar por genero, y dentro de la pestaña de un anime te permita valorarlo.</text:p>
      <text:p text:style-name="P6"/>
      <text:p text:style-name="P5">1.3.1.- Funcionamiento general: Descripción detallada del funcionamiento de la</text:p>
      <text:p text:style-name="P5">herramienta; enumeración de los roles, funcionalidades y resultados generados</text:p>
      <text:p text:style-name="P5">utilizando al menos diagramas de casos de uso y de secuencia.</text:p>
      <text:p text:style-name="P5"/>
      <text:p text:style-name="P5">1.3.2.- Arquitectura: Toda aplicación o herramienta software puede dividirse en varias</text:p>
      <text:p text:style-name="P5">partes relacionadas entre sí. Estas partes (o componentes o subsistemas) las</text:p>
      <text:p text:style-name="P5"><text:soft-page-break/>podemos agrupar por su función dentro del objeto o sistema; y también pueden</text:p>
      <text:p text:style-name="P5">desagregarse en otros elementos menores. Se trata aquí, de realizar ese "despiece"</text:p>
      <text:p text:style-name="P5">ordenado y numerado, que servirá de referencia para su nomenclatura a lo largo del</text:p>
      <text:p text:style-name="P5">proyecto.</text:p>
      <text:p text:style-name="P5"/>
      <text:p text:style-name="P5">1.3.2.1.- Diseño de las bases de datos.</text:p>
      <text:p text:style-name="P5"/>
      <text:list text:style-name="L2">
        <text:list-item>
          <text:p text:style-name="P11">Genero(id, Nombre, Descripción)</text:p>
        </text:list-item>
        <text:list-item>
          <text:p text:style-name="P11">Anime(id, Nombre, Descripción, En_Emisión, Año, <text:span text:style-name="T2">G</text:span>enero)</text:p>
        </text:list-item>
      </text:list>
      <text:list text:style-name="L3">
        <text:list-item>
          <text:p text:style-name="P10">Usuario(id, Nombre, Contraseña, Correo)</text:p>
        </text:list-item>
        <text:list-item>
          <text:p text:style-name="P12">Y falta la tabla de los comentarios</text:p>
        </text:list-item>
      </text:list>
      <text:p text:style-name="P5"/>
      <text:p text:style-name="P5">1.3.2.2.- Arquitectura del sistema. Diagrama de clases, diagramas de objetos y</text:p>
      <text:p text:style-name="P5">diagramas de estados de las clases principales.</text:p>
      <text:p text:style-name="P5"/>
      <text:p text:style-name="P5">1.3.3.- Interfaz.</text:p>
      <text:p text:style-name="P5"/>
      <text:p text:style-name="P9">No he empezado con la interfaz<text:span text:style-name="T4"/></text:p>
      <text:p text:style-name="P5"/>
      <text:p text:style-name="P5">1.3.3.1.- Características generales: Descripción de la interfaz, las características</text:p>
      <text:p text:style-name="P5">generales del diseño y la navegación; lenguajes empleados y validación.</text:p>
      <text:p text:style-name="P5"/>
      <text:p text:style-name="P5">1.3.3.2.- Adaptación a dispositivos móviles: descripción de las interfaces para</text:p>
      <text:p text:style-name="P5">dispositivos móviles.</text:p>
      <text:p text:style-name="P5"/>
      <text:p text:style-name="P5">1.3.3.3.- Usabilidad/accesibilidad: características introducidas para mejorar la</text:p>
      <text:p text:style-name="P5">accesibilidad en sus distintos tipos y usabilidad.</text:p>
      <text:p text:style-name="P5"/>
      <text:p text:style-name="P5">1.4.- Autoevaluación y conclusiones.</text:p>
      <text:p text:style-name="P8"/>
      <text:p text:style-name="P5"/>
      <text:p text:style-name="P5">1.4.1.- Valoración del trabajo y dificultades encontradas.</text:p>
      <text:p text:style-name="P5"/>
      <text:p text:style-name="P9">Problemas al principio para usar symfony 5, y al cambiar a nestJS problemas de conexión a base de datos por una incompatibilidad de NodeJS</text:p>
      <text:p text:style-name="P5"/>
      <text:p text:style-name="P5">1.4.2.- Valoración de la herramienta o aplicación desarrollada.</text:p>
      <text:p text:style-name="P5"/>
      <text:p text:style-name="P5">1.4.3.- Conclusiones finales: Del diseño, de la aplicación, del tiempo empleado,</text:p>
      <text:p text:style-name="P5">conocimientos adquiridos, etc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.5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5T08:31:36.290000000</meta:creation-date>
    <dc:date>2024-04-07T15:28:35.798000000</dc:date>
    <meta:editing-duration>PT14M20S</meta:editing-duration>
    <meta:editing-cycles>2</meta:editing-cycles>
    <meta:generator>LibreOffice/24.2.1.2$Windows_X86_64 LibreOffice_project/db4def46b0453cc22e2d0305797cf981b68ef5ac</meta:generator>
    <meta:document-statistic meta:table-count="0" meta:image-count="0" meta:object-count="0" meta:page-count="3" meta:paragraph-count="58" meta:word-count="423" meta:character-count="2917" meta:non-whitespace-character-count="2553"/>
  </office:meta>
</office:document-meta>
</file>